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ce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9a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ca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75" draw:layer="" svg:width="166.66429600000pt" svg:height="100.00000000000pt"/>
          <draw:path draw:style-name="gr3" draw:id="shape3" draw:name="polygon578" draw:layer="" svg:width="44.94257059520pt" svg:height="42.61119996990pt" draw:transform="matrix(0.25198414000 0.00000000000 0.00000000000 0.25198414000 42.63515502064pt 0.87651321157pt)" svg:viewBox="0 0 45 43" svg:d="M36.3358 42.6112L22.4566 32.7454L8.55986 42.5866L13.6857 26.3825L0 16.2515L17.0471 16.1026L22.4857 0L27.8957 16.1122L44.9426 16.2912L31.2389 26.398Z" koffice:nodeTypes="ccccccccccc"/>
          <draw:path draw:style-name="gr3" draw:id="shape4" draw:name="polygon579" draw:layer="" svg:width="44.94257059520pt" svg:height="42.61119996990pt" draw:transform="matrix(0.25198414000 0.00000000000 0.00000000000 0.25198414000 77.33540685940pt 0.97948121013pt)" svg:viewBox="0 0 45 43" svg:d="M36.3358 42.6112L22.4566 32.7454L8.55986 42.5866L13.6857 26.3825L0 16.2515L17.0471 16.1026L22.4857 0L27.8957 16.1122L44.9426 16.2912L31.2389 26.398Z" koffice:nodeTypes="ccccccccccc"/>
          <draw:path draw:style-name="gr3" draw:id="shape5" draw:name="polygon581" draw:layer="" svg:width="44.94257059520pt" svg:height="42.61119996990pt" draw:transform="matrix(0.25198414000 0.00000000000 0.00000000000 0.25198414000 112.05924525940pt 0.92365721013pt)" svg:viewBox="0 0 45 43" svg:d="M36.3358 42.6112L22.4566 32.7454L8.55986 42.5866L13.6857 26.3825L0 16.2515L17.0471 16.1026L22.4857 0L27.8957 16.1122L44.9426 16.2912L31.2389 26.398Z" koffice:nodeTypes="ccccccccccc"/>
          <draw:path draw:style-name="gr3" draw:id="shape6" draw:name="polygon583" draw:layer="" svg:width="44.94257059520pt" svg:height="42.61119996990pt" draw:transform="matrix(0.25198414000 0.00000000000 0.00000000000 0.25198414000 42.63515502064pt 86.62090093813pt)" svg:viewBox="0 0 45 43" svg:d="M36.3358 42.6112L22.4566 32.7454L8.55986 42.5866L13.6857 26.3825L0 16.2515L17.0471 16.1026L22.4857 0L27.8957 16.1122L44.9426 16.2912L31.2389 26.398Z" koffice:nodeTypes="ccccccccccc"/>
          <draw:path draw:style-name="gr3" draw:id="shape7" draw:name="polygon584" draw:layer="" svg:width="44.94257059520pt" svg:height="42.61119996990pt" draw:transform="matrix(0.25198414000 0.00000000000 0.00000000000 0.25198414000 77.33540685940pt 86.72385293813pt)" svg:viewBox="0 0 45 43" svg:d="M36.3358 42.6112L22.4566 32.7454L8.55986 42.5866L13.6857 26.3825L0 16.2515L17.0471 16.1026L22.4857 0L27.8957 16.1122L44.9426 16.2912L31.2389 26.398Z" koffice:nodeTypes="ccccccccccc"/>
          <draw:path draw:style-name="gr3" draw:id="shape8" draw:name="polygon585" draw:layer="" svg:width="44.94257059520pt" svg:height="42.61119996990pt" draw:transform="matrix(0.25198414000 0.00000000000 0.00000000000 0.25198414000 112.05924525940pt 86.66802893813pt)" svg:viewBox="0 0 45 43" svg:d="M36.3358 42.6112L22.4566 32.7454L8.55986 42.5866L13.6857 26.3825L0 16.2515L17.0471 16.1026L22.4857 0L27.8957 16.1122L44.9426 16.2912L31.2389 26.398Z" koffice:nodeTypes="ccccccccccc"/>
          <draw:rect draw:style-name="gr4" draw:id="shape9" draw:name="rect567" draw:layer="" svg:width="140.00000000000pt" svg:height="73.33571760000pt" svg:x="13.33571440000pt" svg:y="13.32861360000pt"/>
          <draw:path draw:style-name="gr5" draw:id="shape10" draw:name="path571" draw:layer="" svg:width="140.00006960000pt" svg:height="36.33164579703pt" svg:x="13.33570640000pt" svg:y="49.99994800000pt" svg:viewBox="0 0 140 36" svg:d="M0 36.3316L140 36.3316L70.0001 0Z" koffice:nodeTypes="cccc"/>
          <draw:path draw:style-name="gr5" draw:id="shape11" draw:name="path570" draw:layer="" svg:width="140.00006960000pt" svg:height="36.33168939782pt" svg:x="13.33570640000pt" svg:y="13.34568400000pt" svg:viewBox="0 0 140 36" svg:d="M0 0L70.0001 36.3317L140 0Z" koffice:nodeTypes="cccc"/>
          <draw:path draw:style-name="gr2" draw:id="shape12" draw:name="path577" draw:layer="" svg:width="73.20609970776pt" svg:height="73.23675280278pt" draw:transform="matrix(0.25198414000 0.00000000000 0.00000000000 0.25198414000 73.68316336759pt 40.56913744966pt)" svg:viewBox="0 0 73 73" svg:d="M73.2061 36.6183C73.2103 56.8408 56.8213 73.2368 36.603 73.2368C16.3848 73.2368 -0.0042293 56.8408 8.18682e-07 36.6183C-0.0042293 16.3958 16.3848 0 36.603 0C56.8213 0 73.2103 16.3958 73.2061 36.6183Z" koffice:nodeTypes="ccccc"/>
          <draw:path draw:style-name="gr3" draw:id="shape13" draw:name="polygon586" draw:layer="" svg:width="44.94257059520pt" svg:height="42.61119996990pt" draw:transform="matrix(0.29931382000 0.00000000000 0.00000000000 0.29931407000 76.29819987555pt 42.79048472831pt)" svg:viewBox="0 0 45 43" svg:d="M36.3358 42.6112L22.4566 32.7454L8.55986 42.5866L13.6857 26.3825L0 16.2515L17.0471 16.1026L22.4857 0L27.8957 16.1122L44.9426 16.2912L31.2389 26.398Z" koffice:nodeTypes="ccccccccccc"/>
          <draw:path draw:style-name="gr2" draw:id="shape14" draw:name="path588" draw:layer="" svg:width="7.18183739575pt" svg:height="9.73803175981pt" svg:x="25.09499760000pt" svg:y="47.94133200000pt" svg:viewBox="0 0 7 10" svg:d="M6.89546 9.68169C6.89546 9.68169 7.36877 5.86166 7.09842 3.29308C6.82787 0.724503 0.0675891 0 0.0675891 0L0 5.99334C0 5.99334 5.40835 10.2745 6.89545 9.68169Z" koffice:nodeTypes="cccccc"/>
          <draw:path draw:style-name="gr3" draw:id="shape15" draw:name="path587" draw:layer="" svg:width="13.38222095676pt" svg:height="17.11750617173pt" svg:x="21.85147408193pt" svg:y="42.40171600000pt" svg:viewBox="0 0 13 17" svg:d="M0.311279 0C0.311279 0 0.963933 3.3262 0.0404826 9.95813C-0.452842 13.559 3.62935 16.0112 8.64032 17.1175C7.62463 15.4254 4.91605 12.6917 5.59324 7.68014C9.24982 8.13561 12.7033 14.9697 12.7033 14.9697C12.7033 14.9697 15.4391 5.27945 9.92702 3.77499C4.56998 2.32834 0.311279 0.0650717 0.311279 0Z" koffice:nodeTypes="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7:13</dc:date>
    <meta:creation-date>2011-05-22T06:11:49</meta:creation-date>
    <dc:creator>Yue Liu</dc:creator>
  </office:meta>
</office:document-meta>
</file>